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e1f"/>
    </style:style>
    <style:style style:name="P2" style:family="paragraph" style:parent-style-name="Standard">
      <style:text-properties fo:color="#111111" loext:opacity="100%" style:font-name="Liberation Serif" fo:font-size="11pt" style:text-underline-style="solid" style:text-underline-width="auto" style:text-underline-color="font-color" fo:font-weight="bold" officeooo:paragraph-rsid="0005ae1f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111111" loext:opacity="100%" style:font-name="Liberation Serif" fo:font-size="11pt" fo:language="en" fo:country="GB" fo:font-weight="normal" officeooo:rsid="000238e9" officeooo:paragraph-rsid="0005ae1f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111111" loext:opacity="100%" style:font-name="Liberation Serif" fo:font-size="11pt" fo:language="en" fo:country="GB" fo:font-weight="normal" officeooo:rsid="0005ae1f" officeooo:paragraph-rsid="0005ae1f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111111" loext:opacity="100%" style:font-name="Liberation Serif" fo:font-size="11pt" fo:language="en" fo:country="GB" fo:font-weight="normal" officeooo:rsid="000c4d04" officeooo:paragraph-rsid="000c4d04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111111" loext:opacity="100%" style:font-name="Liberation Serif" fo:font-size="11pt" fo:language="en" fo:country="GB" fo:font-weight="normal" officeooo:rsid="000dc24a" officeooo:paragraph-rsid="000dc24a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111111" loext:opacity="100%" style:font-name="Liberation Serif" style:text-underline-style="solid" style:text-underline-width="auto" style:text-underline-color="font-color" fo:font-weight="bold" officeooo:paragraph-rsid="0005ae1f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.106cm" fo:margin-bottom="0.106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1pt" fo:letter-spacing="normal" fo:language="en" fo:country="GB" fo:font-style="normal" fo:font-weight="normal" officeooo:rsid="000238e9" officeooo:paragraph-rsid="0005ae1f" style:font-size-asian="11pt" style:font-weight-asian="normal" style:font-size-complex="11pt" style:font-weight-complex="normal"/>
    </style:style>
    <style:style style:name="P9" style:family="paragraph" style:parent-style-name="Text_20_body" style:list-style-name="L1">
      <style:paragraph-properties fo:margin-left="0cm" fo:margin-right="0cm" fo:margin-top="0.106cm" fo:margin-bottom="0.106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letter-spacing="normal" fo:font-style="normal" fo:font-weight="normal" officeooo:paragraph-rsid="0005ae1f"/>
    </style:style>
    <style:style style:name="P10" style:family="paragraph" style:parent-style-name="Text_20_body" style:list-style-name="L1">
      <style:paragraph-properties fo:margin-left="0cm" fo:margin-right="0cm" fo:margin-top="0.106cm" fo:margin-bottom="0.106cm" style:contextual-spacing="false" fo:orphans="2" fo:widows="2" fo:text-indent="0cm" style:auto-text-indent="false" fo:padding="0cm" fo:border="none"/>
      <style:text-properties fo:color="#111111" loext:opacity="100%" style:font-name="Liberation Serif" fo:font-weight="normal" officeooo:paragraph-rsid="0005ae1f"/>
    </style:style>
    <style:style style:name="T1" style:family="text">
      <style:text-properties fo:font-size="16pt" fo:font-weight="bold" officeooo:rsid="0005ae1f" style:font-size-asian="16pt" style:font-weight-asian="bold" style:font-size-complex="16pt" style:font-weight-complex="bold"/>
    </style:style>
    <style:style style:name="T2" style:family="text">
      <style:text-properties fo:font-size="12pt" fo:font-weight="bold" officeooo:rsid="0005f96f" style:font-size-asian="12pt" style:font-weight-asian="bold" style:font-size-complex="12pt" style:font-weight-complex="bold"/>
    </style:style>
    <style:style style:name="T3" style:family="text">
      <style:text-properties officeooo:rsid="000238e9"/>
    </style:style>
    <style:style style:name="T4" style:family="text">
      <style:text-properties fo:language="en" fo:country="GB" officeooo:rsid="000238e9"/>
    </style:style>
    <style:style style:name="T5" style:family="text">
      <style:text-properties officeooo:rsid="000a952e"/>
    </style:style>
    <style:style style:name="T6" style:family="text">
      <style:text-properties officeooo:rsid="000abb3a"/>
    </style:style>
    <style:style style:name="T7" style:family="text">
      <style:text-properties officeooo:rsid="000c4d04"/>
    </style:style>
    <style:style style:name="T8" style:family="text">
      <style:text-properties fo:font-size="11pt" fo:language="en" fo:country="GB" officeooo:rsid="000238e9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font-size="11pt" fo:letter-spacing="normal" fo:language="en" fo:country="GB" fo:font-style="normal" officeooo:rsid="000238e9" style:font-size-asian="11pt" style:font-weight-asian="normal" style:font-size-complex="11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Revising tenses</text:span></text:p>
      <text:p text:style-name="Standard"><text:span text:style-name="T1"><text:tab/><text:tab/><text:tab/><text:tab/></text:span><text:span text:style-name="T2">September 2024</text:span></text:p>
      <text:p text:style-name="P1"/>
      <text:p text:style-name="P2"><text:span text:style-name="T3">I) </text:span><text:span text:style-name="T4">Complete the following text with the verbs proposed in brackets.</text:span></text:p>
      <text:p text:style-name="P2"><text:span text:style-name="T4"/></text:p>
      <text:p text:style-name="P3">« My partner Liz is a lawyer in the city, she ....A.......( to earn) three times what I can make as a designer, so it .....B......( to make sense) for her to be the main breadwinner. I ....C.......(to be) a full-time house-husband for just over a year. It’s much harder work than I imagined, but these days I think it .....D......( to get) easier! Thanks to this experience I .....E......(to learn) so much, not only about the children, but also about myself. Liz and I ....F.......(to share) the housework, though I usually ....G.......( to do) all the day-to-day stuff. Liz .....H......( to leave) for work really early, so the children are my responsibility in the morning. My daughter .....I......(to go) to nursery school 4 days a week since she was 3 and she really ....J.......( to love) it! At the moment I .....K......( to do) a distance-learning course in computer-aided design. I ....L....... (to complete) 2 modules already, but over the past week I .....M......( to stay up) really late to finish writing a paper....It’s hard being a student again! My wife is surprised because I often ......N.....( to study) during the week ends…</text:p>
      <text:p text:style-name="P3"/>
      <text:p text:style-name="P4">A) <text:span text:style-name="T5">earn</text:span><text:span text:style-name="T6">s</text:span></text:p>
      <text:p text:style-name="P4">B) <text:span text:style-name="T5">make sense</text:span></text:p>
      <text:p text:style-name="P4">C) <text:span text:style-name="T6">am being</text:span></text:p>
      <text:p text:style-name="P4">D) <text:span text:style-name="T5">is getting</text:span></text:p>
      <text:p text:style-name="P4">E) <text:span text:style-name="T5">have learned</text:span></text:p>
      <text:p text:style-name="P4">F) <text:span text:style-name="T5">share</text:span></text:p>
      <text:p text:style-name="P4">G) <text:span text:style-name="T7">go</text:span></text:p>
      <text:p text:style-name="P4">H) <text:span text:style-name="T6">leave</text:span><text:span text:style-name="T7">s</text:span></text:p>
      <text:p text:style-name="P4">I) <text:span text:style-name="T7">has been going</text:span></text:p>
      <text:p text:style-name="P4">J) <text:span text:style-name="T6">loves</text:span></text:p>
      <text:p text:style-name="P4">K) <text:span text:style-name="T6">am doing</text:span></text:p>
      <text:p text:style-name="P4">L) <text:span text:style-name="T7">have completed</text:span></text:p>
      <text:p text:style-name="P4">M) <text:span text:style-name="T7">have been staying up</text:span></text:p>
      <text:p text:style-name="P5">N) study</text:p>
      <text:p text:style-name="P5"/>
      <text:p text:style-name="P6">present simple/continuous</text:p>
      <text:p text:style-name="P4"/>
      <text:p text:style-name="P7">II) <text:span text:style-name="T3">The London Dungeon: put the verbs in the correct form</text:span></text:p>
      <text:list text:style-name="L1">
        <text:list-item>
          <text:p text:style-name="P8">The London Dungeon ____________(lie) in the oldest part of London - in an old subterranean prison (that's what the word Dungeon____________ (stand)  for).</text:p>
        </text:list-item>
        <text:list-item>
          <text:p text:style-name="P9">The museum <text:span text:style-name="T8">____________</text:span>(take)  its visitors on a journey through England's bloody history.</text:p>
        </text:list-item>
        <text:list-item>
          <text:p text:style-name="P9">It <text:span text:style-name="T8">____________</text:span>(demonstrate)  the brutal killings and tortures of the past.</text:p>
        </text:list-item>
        <text:list-item>
          <text:p text:style-name="P9">You <text:span text:style-name="T8">____________</text:span>(experience / can)  for example how people <text:span text:style-name="T8">____________</text:span>(die)  on the Gallow or during the Plague of 1665.</text:p>
        </text:list-item>
        <text:list-item>
          <text:p text:style-name="P9">The Dungeon also <text:span text:style-name="T8">____________</text:span>(show)  scenes of Jack the Ripper or the beheading of Anne Boleyn, who <text:span text:style-name="T8">____________</text:span>(be)  one of Henry VIII’s six wives.</text:p>
        </text:list-item>
        <text:list-item>
          <text:p text:style-name="P9">The atmosphere at the Dungeon<text:span text:style-name="T8">____________</text:span> (be)  really scary - nothing for the faint-hearted.</text:p>
        </text:list-item>
        <text:list-item>
          <text:p text:style-name="P9">While you <text:span text:style-name="T8">____________</text:span>(walk)  around the Dungeon, watch out for creepy creatures - the Dungeon <text:span text:style-name="T8">____________</text:span>(employ)  actors to give its visitors the fright of their lives.</text:p>
        </text:list-item>
        <text:list-item>
          <text:p text:style-name="P9"><text:soft-page-break/>The actors, dressed as monsters, ghosts or executers, <text:span text:style-name="T8">____________</text:span>(hide)  in the dark corners of the Dungeon and then suddenly<text:span text:style-name="T8">____________</text:span> (jump) out and <text:span text:style-name="T8">____________</text:span>(grab)  one of the visitors.</text:p>
        </text:list-item>
        <text:list-item>
          <text:p text:style-name="P9">And the horror <text:span text:style-name="T8">____________</text:span>(end / not)  at the exit of the exhibition.</text:p>
        </text:list-item>
        <text:list-item>
          <text:p text:style-name="P9"><text:span text:style-name="T8">____________</text:span>(you / eat / ever)  a pizza with fingers and eyeballs on it?</text:p>
        </text:list-item>
        <text:list-item>
          <text:p text:style-name="P9">Well, if you <text:span text:style-name="T8">____________</text:span>(fancy)  that kind of food, you <text:span text:style-name="T8">____________</text:span>(love)  the meals at the Dungeon restaurant.</text:p>
        </text:list-item>
        <text:list-item>
          <text:p text:style-name="P9">The museum <text:span text:style-name="T8">____________</text:span>(want)  to provoke, shock, educate and delight.</text:p>
        </text:list-item>
        <text:list-item>
          <text:p text:style-name="P9">And this it <text:span text:style-name="T8">____________</text:span>(do)  extremely well.</text:p>
        </text:list-item>
        <text:list-item>
          <text:p text:style-name="P9">Since its opening in 1975, the Dungeon <text:span text:style-name="T8">____________</text:span>(attract)  many visitors from all over the world.</text:p>
        </text:list-item>
        <text:list-item>
          <text:p text:style-name="P9">Besides the regular opening hours, the Dungeon sometimes also <text:span text:style-name="T8">____________</text:span>(open)  at night.</text:p>
        </text:list-item>
        <text:list-item>
          <text:p text:style-name="P9">If you <text:span text:style-name="T8">____________</text:span>(have)  enough money and nerves of steel, you<text:span text:style-name="T8">____________</text:span> (book / can)  the Dungeon for parties, conferences or charity events at night.</text:p>
        </text:list-item>
        <text:list-item>
          <text:p text:style-name="P10"><text:span text:style-name="T9">And on 31 October, a frightfully good Halloween Party </text:span><text:span text:style-name="T10">____________</text:span><text:span text:style-name="T9">(take place)  at the Dungeon every yea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15:59:28.713575308</meta:creation-date>
    <dc:date>2024-10-01T14:03:58.939000000</dc:date>
    <meta:editing-duration>PT11M48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7" meta:word-count="551" meta:character-count="3406" meta:non-whitespace-character-count="2878"/>
  </office:meta>
</office:document-meta>
</file>